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5eefa" officeooo:paragraph-rsid="0015eefa"/>
    </style:style>
    <style:style style:name="P2" style:family="paragraph" style:parent-style-name="Text_20_body">
      <style:text-properties officeooo:rsid="0016397e" officeooo:paragraph-rsid="0016397e"/>
    </style:style>
    <style:style style:name="P3" style:family="paragraph" style:parent-style-name="Text_20_body">
      <style:text-properties officeooo:rsid="0018c330" officeooo:paragraph-rsid="0018c330"/>
    </style:style>
    <style:style style:name="P4" style:family="paragraph" style:parent-style-name="Text_20_body">
      <style:text-properties officeooo:rsid="0018df8d" officeooo:paragraph-rsid="0018df8d"/>
    </style:style>
    <style:style style:name="P5" style:family="paragraph" style:parent-style-name="Text_20_body" style:list-style-name="L1">
      <style:text-properties officeooo:rsid="0018df8d" officeooo:paragraph-rsid="0018df8d"/>
    </style:style>
    <style:style style:name="P6" style:family="paragraph" style:parent-style-name="Text_20_body" style:list-style-name="L2">
      <style:text-properties officeooo:rsid="0018df8d" officeooo:paragraph-rsid="0018df8d"/>
    </style:style>
    <style:style style:name="P7" style:family="paragraph" style:parent-style-name="Text_20_body">
      <style:text-properties officeooo:rsid="0019fc2c" officeooo:paragraph-rsid="0019fc2c"/>
    </style:style>
    <style:style style:name="P8" style:family="paragraph" style:parent-style-name="Text_20_body">
      <style:text-properties officeooo:rsid="001bb4a7" officeooo:paragraph-rsid="001bb4a7"/>
    </style:style>
    <style:style style:name="T1" style:family="text">
      <style:text-properties officeooo:rsid="0015eefa"/>
    </style:style>
    <style:style style:name="T2" style:family="text">
      <style:text-properties officeooo:rsid="0018c33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a8be9"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gital oscilloskop</text:p>
      <text:h text:style-name="Heading_20_1" text:outline-level="1">7-segment display <text:span text:style-name="T1">driver</text:span></text:h>
      <text:p text:style-name="P1">7-segment displayet styres ved at give fire 4-bit binært kodede decimaler på indgangen i én 16-bits vektor. De fire mindst betydende bits mappes til det decimal længst til højre på displayet.</text:p>
      <text:p text:style-name="P1">På indgangen gives desuden en vektor på 4 bit, som bestemmer hvert af de fire decimalpunkter. Igen bestemmer det mindst betydende bit decimalpunktet længst mod højre på displayet.</text:p>
      <text:p text:style-name="P1">Displayet fungerer ved at system-clocken på 50 MHz først skaleres ned til 1 kHz. Denne nedskalerede clock styrer en 2-bits counter, som fungerer som “select”-signal både på anoderne på selve displayet og på en 16-til-4 multiplexer der vælger ét af de fire BCD’er og en 4-til-1 multiplexer, som vælger et af decimalpunkterne. Det signal der kommer ud af 16-til-4 multiplexeren går til en BCD-til-7-segment encoder, hvis udgang sætter de korrekte segmenter på displayet.</text:p>
      <text:h text:style-name="Heading_20_1" text:outline-level="1">A<text:span text:style-name="T1">DC driver</text:span></text:h>
      <text:p text:style-name="P2">ADC’en kan maksimalt sample med 1 MHz. Da det tager 16 clock cycles <text:span text:style-name="T2">(4 nuller + 12 data bits) </text:span>at tage én sample, må den maksimale serial clock være 16 MHz. Divideres 50 MHz clocken ned med 4 (2 clocks høj og 2 clocks lav) fås en serial clock på 12.5 MHz, svarende til en sampling rate på 781,25 kHz.</text:p>
      <text:p text:style-name="P7">Der skal være noget <text:span text:style-name="T3">quiet time</text:span><text:span text:style-name="T4"> efter hver sample, så måske kan man bruge en serial clock på 25 MHz, og så sørge for at have 9 </text:span><text:span text:style-name="T5">cycles quite time efter hver aflæsning (4 nul bits + 12 data bits + 9 quiet bits).</text:span></text:p>
      <text:p text:style-name="P8"><text:span text:style-name="T5">I </text:span><text:span text:style-name="T4">databladet står der at serial clocken maksimalt må være 20 MHz.</text:span></text:p>
      <text:p text:style-name="P8"><text:span text:style-name="T5">M</text:span><text:span text:style-name="T4">inimum quiet time er 50 ns. Tiden mellem chip select går lav (starter konvertering) og den først nedadgående flanke på serial clocken, skal der være minimum 10 ns.</text:span></text:p>
      <text:p text:style-name="P3">For at starte samplingen, sættes først både chip select og serial clock høj, og den første bit (først nul) fås så ved at sætte chip select lav. Herefter kommer der en ny bit på hver nedadgående flanke på serial clocken. Data-bitten er stabil omkring serial clockens opadgående flanke, hvor den bør aflæses. Ved den 16. opadgående flanke holdes serial clock høj og chip select sættes også høj indtil næste aflæsning.</text:p>
      <text:p text:style-name="P4">Selve ADC driveren har følgende inputs:</text:p>
      <text:list xml:id="list4077547254" text:style-name="L1">
        <text:list-item>
          <text:p text:style-name="P5">System clock (50 MHz)</text:p>
        </text:list-item>
        <text:list-item>
          <text:p text:style-name="P5">Start signal</text:p>
        </text:list-item>
        <text:list-item>
          <text:p text:style-name="P5">D0 og D1 fra ADC’en</text:p>
        </text:list-item>
      </text:list>
      <text:p text:style-name="P4">Som output har den:</text:p>
      <text:list xml:id="list567878595" text:style-name="L2">
        <text:list-item>
          <text:p text:style-name="P6">AD1 og AD2 (12-bits samples)</text:p>
        </text:list-item>
        <text:list-item>
          <text:p text:style-name="P6"><text:soft-page-break/>Done signal</text:p>
        </text:list-item>
        <text:list-item>
          <text:p text:style-name="P6">Serial clock til ADC’en</text:p>
        </text:list-item>
        <text:list-item>
          <text:p text:style-name="P6">Chip select til ADC’en</text:p>
        </text:list-item>
      </text:list>
      <text:h text:style-name="Heading_20_1" text:outline-level="1">VGA driv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5eef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18:03:03.563243671</meta:creation-date>
    <dc:date>2018-11-08T18:59:38.100673211</dc:date>
    <meta:editing-duration>PT45M44S</meta:editing-duration>
    <meta:editing-cycles>7</meta:editing-cycles>
    <meta:generator>LibreOffice/6.0.6.2$Linux_X86_64 LibreOffice_project/00m0$Build-2</meta:generator>
    <meta:document-statistic meta:table-count="0" meta:image-count="0" meta:object-count="0" meta:page-count="2" meta:paragraph-count="21" meta:word-count="398" meta:character-count="2253" meta:non-whitespace-character-count="1883"/>
  </office:meta>
</office:document-meta>
</file>